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3cac7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b3cac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1" table:default-cell-style-name="ce5"/>
        <table:table-column table:style-name="co3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a da semana</text:p>
          </table:table-cell>
          <table:table-cell office:value-type="string" calcext:value-type="string">
            <text:p>Hora de inicio</text:p>
          </table:table-cell>
          <table:table-cell office:value-type="string" calcext:value-type="string">
            <text:p>Hora saida</text:p>
          </table:table-cell>
          <table:table-cell office:value-type="string" calcext:value-type="string">
            <text:p>Quantidade de horas</text:p>
          </table:table-cell>
          <table:table-cell table:formula="of:=SUM([.E2:.E27])" office:value-type="float" office:value="16.466" calcext:value-type="float">
            <text:p>16,466</text:p>
          </table:table-cell>
          <table:table-cell table:formula="of:=[.F1]*25" office:value-type="float" office:value="411.65" calcext:value-type="float">
            <text:p>411,65</text:p>
          </table:table-cell>
        </table:table-row>
        <table:table-row table:style-name="ro1">
          <table:table-cell table:style-name="ce2" office:value-type="date" office:date-value="2020-10-20" calcext:value-type="date">
            <text:p>20/10/20</text:p>
          </table:table-cell>
          <table:table-cell office:value-type="string" calcext:value-type="string">
            <text:p>Terça Feira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([.D2]-[.C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D3]-[.C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18.75" calcext:value-type="float">
            <text:p>18,75</text:p>
          </table:table-cell>
          <table:table-cell office:value-type="float" office:value="20" calcext:value-type="float">
            <text:p>20</text:p>
          </table:table-cell>
          <table:table-cell table:formula="of:=([.D4]-[.C4])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21.25" calcext:value-type="float">
            <text:p>21,25</text:p>
          </table:table-cell>
          <table:table-cell office:value-type="float" office:value="22.29" calcext:value-type="float">
            <text:p>22,29</text:p>
          </table:table-cell>
          <table:table-cell table:formula="of:=([.D5]-[.C5])" office:value-type="float" office:value="1.04" calcext:value-type="float">
            <text:p>1,0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2" calcext:value-type="date">
            <text:p>22/10/20</text:p>
          </table:table-cell>
          <table:table-cell office:value-type="string" calcext:value-type="string">
            <text:p>Quinta Feira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([.D6]-[.C6])" office:value-type="float" office:value="1.76" calcext:value-type="float">
            <text:p>1,7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5" calcext:value-type="date">
            <text:p>25/10/20</text:p>
          </table:table-cell>
          <table:table-cell office:value-type="string" calcext:value-type="string">
            <text:p>Domingo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([.D7]-[.C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string" calcext:value-type="string">
            <text:p>Segunda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formula="of:=([.D8]-[.C8])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string" calcext:value-type="string">
            <text:p>Segunda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,5</text:p>
          </table:table-cell>
          <table:table-cell table:formula="of:=([.D9]-[.C9])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string" calcext:value-type="string">
            <text:p>Segunda</text:p>
          </table:table-cell>
          <table:table-cell office:value-type="float" office:value="17.75" calcext:value-type="float">
            <text:p>17,75</text:p>
          </table:table-cell>
          <table:table-cell office:value-type="float" office:value="18.166" calcext:value-type="float">
            <text:p>18,166</text:p>
          </table:table-cell>
          <table:table-cell table:formula="of:=([.D10]-[.C10])" office:value-type="float" office:value="0.416" calcext:value-type="float">
            <text:p>0,4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1]-[.C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2]-[.C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3]-[.C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4]-[.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5]-[.C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6]-[.C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7]-[.C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8]-[.C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9]-[.C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0]-[.C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1]-[.C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2]-[.C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3]-[.C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4]-[.C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5]-[.C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6]-[.C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7]-[.C27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6:02:23.4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8:30:06.798000000</meta:creation-date>
    <dc:date>2020-10-26T18:12:22.091000000</dc:date>
    <meta:editing-duration>PT4H27M35S</meta:editing-duration>
    <meta:editing-cycles>7</meta:editing-cycles>
    <meta:generator>LibreOffice/6.3.2.2$Windows_X86_64 LibreOffice_project/98b30e735bda24bc04ab42594c85f7fd8be07b9c</meta:generator>
    <meta:document-statistic meta:table-count="1" meta:cell-count="69" meta:object-count="0"/>
  </office:meta>
</office:document-meta>
</file>